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fe43" officeooo:paragraph-rsid="0005fe43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5fe43" officeooo:paragraph-rsid="0005fe43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officeooo:paragraph-rsid="0005fe43"/>
    </style:style>
    <style:style style:name="P4" style:family="paragraph" style:parent-style-name="Standard">
      <style:paragraph-properties fo:text-align="start" style:justify-single-word="false"/>
      <style:text-properties officeooo:rsid="0008eb94" officeooo:paragraph-rsid="0008eb94"/>
    </style:style>
    <style:style style:name="P5" style:family="paragraph" style:parent-style-name="Standard">
      <style:paragraph-properties fo:text-align="start" style:justify-single-word="false"/>
      <style:text-properties officeooo:rsid="000c1b51" officeooo:paragraph-rsid="000c1b51"/>
    </style:style>
    <style:style style:name="T1" style:family="text">
      <style:text-properties fo:font-size="14pt" officeooo:rsid="0005fe43" style:font-size-asian="14pt" style:font-size-complex="14pt"/>
    </style:style>
    <style:style style:name="T2" style:family="text">
      <style:text-properties fo:font-size="14pt" officeooo:rsid="0007e6da" style:font-size-asian="14pt" style:font-size-complex="14pt"/>
    </style:style>
    <style:style style:name="T3" style:family="text">
      <style:text-properties fo:font-size="14pt" officeooo:rsid="000861e4" style:font-size-asian="14pt" style:font-size-complex="14pt"/>
    </style:style>
    <style:style style:name="T4" style:family="text">
      <style:text-properties fo:font-size="14pt" officeooo:rsid="000c1b51" style:font-size-asian="14pt" style:font-size-complex="14pt"/>
    </style:style>
    <style:style style:name="T5" style:family="text">
      <style:text-properties fo:font-size="14pt" fo:language="el" fo:country="GR" style:font-size-complex="14pt"/>
    </style:style>
    <style:style style:name="T6" style:family="text">
      <style:text-properties fo:font-size="14pt" fo:language="el" fo:country="GR" officeooo:rsid="000861e4" style:font-size-complex="14pt"/>
    </style:style>
    <style:style style:name="T7" style:family="text">
      <style:text-properties fo:font-size="16pt" officeooo:rsid="0005fe43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rtualization</text:p>
      <text:p text:style-name="P1"/>
      <text:p text:style-name="P1"/>
      <text:p text:style-name="P3"><text:span text:style-name="T7"><text:tab/></text:span><text:span text:style-name="T1">To virtualization ή αλλιώς η εικονικοποίηση, είναι η τεχνολογία που δημιουργεί ένα στρώμα αφαιρετικότητας πάνω από φυσικούς πόρους υπολογιστών </text:span><text:span text:style-name="T2">(hardware components)</text:span><text:span text:style-name="T1"> και εξομοιώνει τις λειτουργίες τους. Αποτελ</text:span><text:span text:style-name="T4">εί</text:span><text:span text:style-name="T1"> την κυρίαρχη τεχνολογία ανάμεσα σε πολλές που χρησιμοποιεί το Cloud Computing με κύριο σκοπό τον διαμοιρασμό </text:span><text:span text:style-name="T2">και την αξιοποίηση </text:span><text:span text:style-name="T1">ακριβού και ισχυρού υλικού μεταξύ πολλών εικονικών μηχανών. </text:span><text:span text:style-name="T3">Προσφέρει επίσης μεγάλη αξιοπιστία στην απόδοση αφού οι εφαρμογές μπορούν δυναμικά να αυξήσουν τους απαιτούμενους πόρους τους</text:span><text:span text:style-name="T6">.</text:span></text:p>
      <text:p text:style-name="P3"><text:span text:style-name="T6"/></text:p>
      <text:p text:style-name="P4"><text:span text:style-name="T6"><text:tab/></text:span><text:span text:style-name="T5">Για την δημιουργία εικονικών μηχανών αλλά και την ορθή λειτουργία τους χρησιμοποιούνται ειδικά λογισμικά που ονομάζονται hypervisors και παίρνουν τον ρόλο των “επόπτων”. <text:s/>Βρίσκονται σε ένα στρώμα “πάνω” από το λειτουργικό σύστημα των υπολογιστών, δημιουργούν και διαχειρίζονται εικονικές μηχανές και διαχωρίζουν τους φυσικούς πόρους από τα εικονικά περιβάλλοντα. </text:span></text:p>
      <text:p text:style-name="P4"><text:span text:style-name="T5"/></text:p>
      <text:p text:style-name="P4"><text:span text:style-name="T5"/></text:p>
      <text:p text:style-name="P5"><text:span text:style-name="T5">Πηγές:</text:span></text:p>
      <text:p text:style-name="P5"><text:span text:style-name="T5">[1] </text:span><text:a xlink:type="simple" xlink:href="https://www.redhat.com/en/topics/virtualization/what-is-virtualization" text:style-name="Internet_20_link" text:visited-style-name="Visited_20_Internet_20_Link">https://www.redhat.com/en/topics/virtualization/what-is-virtualization</text:a></text:p>
      <text:p text:style-name="P5"><text:span text:style-name="T5">[2] </text:span><text:a xlink:type="simple" xlink:href="https://www.redhat.com/en/topics/virtualization/what-is-a-hypervisor" text:style-name="Internet_20_link" text:visited-style-name="Visited_20_Internet_20_Link">https://www.redhat.com/en/topics/virtualization/what-is-a-hypervis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8:17:31.151461542</meta:creation-date>
    <dc:date>2021-01-06T19:12:00.377122572</dc:date>
    <meta:editing-duration>PT34M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6" meta:word-count="125" meta:character-count="1056" meta:non-whitespace-character-count="933"/>
  </office:meta>
</office:document-meta>
</file>